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666" officeooo:paragraph-rsid="0017e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comm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2:05:48.822197684</meta:creation-date>
    <dc:date>2022-05-16T12:06:25.499112979</dc:date>
    <meta:editing-duration>PT4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3.2.2$Linux_X86_64 LibreOffice_project/30$Build-2</meta:generator>
  </office:meta>
</office:document-meta>
</file>